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Preformatted_20_Text" style:list-style-name="L2"/>
    <style:style style:name="P4" style:family="paragraph" style:parent-style-name="Preformatted_20_Text" style:list-style-name="L2">
      <style:paragraph-properties fo:margin-left="0cm" fo:margin-right="0cm" fo:text-indent="0cm" style:auto-text-indent="false" style:writing-mode="lr-tb"/>
    </style:style>
    <style:style style:name="P5" style:family="paragraph" style:parent-style-name="Preformatted_20_Text" style:list-style-name="L2">
      <style:paragraph-properties style:writing-mode="lr-tb"/>
    </style:style>
    <style:style style:name="P6" style:family="paragraph" style:parent-style-name="Preformatted_20_Text" style:list-style-name="L2">
      <style:paragraph-properties fo:margin-top="0cm" fo:margin-bottom="0.499cm" style:contextual-spacing="false" style:writing-mode="lr-tb"/>
    </style:style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Sequência de execução ao carregar a página</text:span></text:h>
      <text:p text:style-name="Text_20_body">1️⃣ <text:span text:style-name="Strong_20_Emphasis"><text:span text:style-name="Source_20_Text">index.html</text:span></text:span><text:span text:style-name="Strong_20_Emphasis"> (pasta raiz)</text:span></text:p>
      <text:list text:style-name="L1">
        <text:list-item>
          <text:p text:style-name="P1">O navegador carrega esse arquivo primeiro. Ele contém uma <text:span text:style-name="Source_20_Text">&lt;div id="root"&gt;&lt;/div&gt;</text:span>, onde o React irá renderizar a aplicação.</text:p>
        </text:list-item>
      </text:list>
      <text:p text:style-name="Text_20_body">2️⃣ <text:span text:style-name="Strong_20_Emphasis"><text:span text:style-name="Source_20_Text">main.tsx</text:span></text:span><text:span text:style-name="Strong_20_Emphasis"> (pasta </text:span><text:span text:style-name="Strong_20_Emphasis"><text:span text:style-name="Source_20_Text">src/</text:span></text:span><text:span text:style-name="Strong_20_Emphasis">)</text:span></text:p>
      <text:list text:style-name="L2">
        <text:list-item>
          <text:p text:style-name="P2">O React é inicializado aqui, geralmente com algo como:</text:p>
          <text:p text:style-name="P3">tsx</text:p>
          <text:p text:style-name="P3">CopiarEditar</text:p>
          <text:p text:style-name="P4"><text:span text:style-name="Source_20_Text">import React from 'react';</text:span></text:p>
          <text:p text:style-name="P5"><text:span text:style-name="Source_20_Text">import ReactDOM from 'react-dom/client';</text:span></text:p>
          <text:p text:style-name="P5"><text:span text:style-name="Source_20_Text">import App from './App';</text:span></text:p>
          <text:p text:style-name="P5"/>
          <text:p text:style-name="P5"><text:span text:style-name="Source_20_Text">ReactDOM.createRoot(document.getElementById('root')!).render(</text:span></text:p>
          <text:p text:style-name="P5"><text:span text:style-name="Source_20_Text"><text:s text:c="2"/>&lt;React.StrictMode&gt;</text:span></text:p>
          <text:p text:style-name="P5"><text:span text:style-name="Source_20_Text"><text:s text:c="4"/>&lt;App /&gt;</text:span></text:p>
          <text:p text:style-name="P5"><text:span text:style-name="Source_20_Text"><text:s text:c="2"/>&lt;/React.StrictMode&gt;</text:span></text:p>
          <text:p text:style-name="P6"><text:span text:style-name="Source_20_Text">);</text:span></text:p>
        </text:list-item>
        <text:list-item>
          <text:p text:style-name="P2">O <text:span text:style-name="Source_20_Text">main.tsx</text:span> renderiza o <text:span text:style-name="Strong_20_Emphasis">componente principal</text:span> (<text:span text:style-name="Source_20_Text">App</text:span>).</text:p>
        </text:list-item>
      </text:list>
      <text:p text:style-name="Text_20_body">3️⃣ <text:span text:style-name="Strong_20_Emphasis"><text:span text:style-name="Source_20_Text">App.tsx</text:span></text:span><text:span text:style-name="Strong_20_Emphasis"> (geralmente em </text:span><text:span text:style-name="Strong_20_Emphasis"><text:span text:style-name="Source_20_Text">src/</text:span></text:span><text:span text:style-name="Strong_20_Emphasis"> ou </text:span><text:span text:style-name="Strong_20_Emphasis"><text:span text:style-name="Source_20_Text">routes/</text:span></text:span><text:span text:style-name="Strong_20_Emphasis">)</text:span></text:p>
      <text:list text:style-name="L3">
        <text:list-item>
          <text:p text:style-name="P7">Contém os principais componentes e a estrutura da aplicação.</text:p>
        </text:list-item>
        <text:list-item>
          <text:p text:style-name="P7">Define as <text:span text:style-name="Strong_20_Emphasis">rotas</text:span> caso esteja usando <text:span text:style-name="Source_20_Text">react-router-dom</text:span>.</text:p>
        </text:list-item>
      </text:list>
      <text:p text:style-name="Text_20_body">4️⃣ <text:span text:style-name="Strong_20_Emphasis">Arquivos de contexto (</text:span><text:span text:style-name="Strong_20_Emphasis"><text:span text:style-name="Source_20_Text">contexts/GlobalContext.tsx</text:span></text:span><text:span text:style-name="Strong_20_Emphasis">)</text:span></text:p>
      <text:list text:style-name="L4">
        <text:list-item>
          <text:p text:style-name="P8">Se o projeto usa <text:span text:style-name="Strong_20_Emphasis">React Context</text:span>, ele é carregado para fornecer estados globais.</text:p>
        </text:list-item>
      </text:list>
      <text:p text:style-name="Text_20_body">5️⃣ <text:span text:style-name="Strong_20_Emphasis">Arquivos de serviços (</text:span><text:span text:style-name="Strong_20_Emphasis"><text:span text:style-name="Source_20_Text">services/api.tsx</text:span></text:span><text:span text:style-name="Strong_20_Emphasis">)</text:span></text:p>
      <text:list text:style-name="L5">
        <text:list-item>
          <text:p text:style-name="P9">Se a aplicação faz chamadas a APIs externas, este arquivo pode ser carregado quando necessário.</text:p>
        </text:list-item>
      </text:list>
      <text:p text:style-name="Text_20_body">6️⃣ <text:span text:style-name="Strong_20_Emphasis">Componentes dentro de </text:span><text:span text:style-name="Strong_20_Emphasis"><text:span text:style-name="Source_20_Text">routes/</text:span></text:span></text:p>
      <text:list text:style-name="L6">
        <text:list-item>
          <text:p text:style-name="P10">Com base nas rotas da aplicação, os componentes adequados são carregados, como <text:span text:style-name="Source_20_Text">Home.tsx</text:span>, <text:span text:style-name="Source_20_Text">Historia.tsx</text:span>, etc.</text:p>
        </text:list-item>
      </text:list>
      <text:p text:style-name="Horizontal_20_Line"/>
      <text:h text:style-name="Heading_20_3" text:outline-level="3">🔥 <text:span text:style-name="Strong_20_Emphasis">Resumo</text:span></text:h>
      <text:list text:style-name="L7">
        <text:list-item>
          <text:p text:style-name="P11"><text:span text:style-name="Source_20_Text">index.html</text:span> → Estrutura inicial</text:p>
        </text:list-item>
        <text:list-item>
          <text:p text:style-name="P11"><text:span text:style-name="Source_20_Text">main.tsx</text:span> → Inicia React e renderiza <text:span text:style-name="Source_20_Text">App.tsx</text:span></text:p>
        </text:list-item>
        <text:list-item>
          <text:p text:style-name="P11"><text:span text:style-name="Source_20_Text">App.tsx</text:span> → Define rotas e estrutura</text:p>
        </text:list-item>
        <text:list-item>
          <text:p text:style-name="P11"><text:span text:style-name="Source_20_Text">contexts/GlobalContext.tsx</text:span> → Se usado, carrega estados globais</text:p>
        </text:list-item>
        <text:list-item>
          <text:p text:style-name="P11"><text:span text:style-name="Source_20_Text">services/api.tsx</text:span> → Se necessário, faz requisições à API</text:p>
        </text:list-item>
        <text:list-item>
          <text:p text:style-name="P11"><text:soft-page-break/>Componentes específicos são carregados conforme o usuário navega pelo sit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1T08:09:19.151097200</meta:creation-date>
    <dc:date>2025-04-01T08:09:28.755181300</dc:date>
    <meta:editing-duration>PT10S</meta:editing-duration>
    <meta:editing-cycles>1</meta:editing-cycles>
    <meta:document-statistic meta:table-count="0" meta:image-count="0" meta:object-count="0" meta:page-count="2" meta:paragraph-count="33" meta:word-count="219" meta:character-count="1429" meta:non-whitespace-character-count="1259"/>
    <meta:generator>LibreOffice/25.2.1.2$Windows_X86_64 LibreOffice_project/d3abf4aee5fd705e4a92bba33a32f40bc4e56f49</meta:generator>
  </office:meta>
</office:document-meta>
</file>